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834cm" fo:min-width="3.884cm"/>
    </style:style>
    <style:style style:name="gr2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834cm" fo:min-width="3.884cm"/>
    </style:style>
    <style:style style:name="gr3" style:family="graphic" style:parent-style-name="standard">
      <style:graphic-properties draw:stroke="none" draw:fill-color="#00a0fc" draw:textarea-horizontal-align="justify" draw:textarea-vertical-align="middle" draw:auto-grow-height="false" fo:min-height="1cm" fo:min-width="5cm" fo:padding-top="0.1cm" fo:padding-bottom="0.1cm" fo:padding-left="0.1cm" fo:padding-right="0.1cm" fo:wrap-option="wrap"/>
    </style:style>
    <style:style style:name="gr4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834cm" fo:min-width="3.884cm"/>
    </style:style>
    <style:style style:name="gr5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834cm" fo:min-width="3.88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a0fc"/>
      <style:paragraph-properties fo:text-align="center"/>
      <style:text-properties fo:color="#ffffff" style:font-name="Hack" fo:font-weight="bold" style:font-weight-asian="bold" style:font-weight-complex="bold"/>
    </style:style>
    <style:style style:name="P5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1.2cm" svg:x="0.4cm" svg:y="5.3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cm" svg:height="1.2cm" svg:x="0.4cm" svg:y="1.4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2cm" svg:height="1.2cm" svg:x="0cm" svg:y="0.1cm">
          <text:p text:style-name="P1"><text:span text:style-name="T2">application</text:span></text:p>
          <draw:enhanced-geometry svg:viewBox="0 0 21600 21600" draw:mirror-horizontal="true" draw:text-areas="0 0 21600 21600" draw:type="chevron" draw:modifiers="19207.198560287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.5cm" svg:height="1.2cm" svg:x="0.401cm" svg:y="4.001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5cm" svg:height="1.2cm" svg:x="0.401cm" svg:y="2.701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8T15:42:43.752591898</dc:date>
    <meta:editing-duration>PT14H25M22S</meta:editing-duration>
    <meta:editing-cycles>58</meta:editing-cycles>
    <meta:generator>LibreOffice/5.4.4.2$Linux_X86_64 LibreOffice_project/40m0$Build-2</meta:generator>
    <dc:creator>Philippe Latu</dc:creator>
    <meta:document-statistic meta:object-count="5"/>
  </office:meta>
</office:document-meta>
</file>